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ResultImpl.getNode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ResultImpl.get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ResultImpl.get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ResultImpl.getColumn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eryResultImpl.QueryResultImpl( ItemManager itemMgr , ManagerProvider mgrProvider , QueryInfo query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